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Roman" svg:font-family="'Nimbus Roman'" style:font-pitch="fixed"/>
    <style:font-face style:name="Nimbus Roman1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city" style:family="table">
      <style:table-properties style:width="5.9694in" fo:margin-left="0.5063in" table:align="left" style:may-break-between-rows="false"/>
    </style:style>
    <style:style style:name="city.A" style:family="table-column">
      <style:table-column-properties style:column-width="0.5035in"/>
    </style:style>
    <style:style style:name="city.B" style:family="table-column">
      <style:table-column-properties style:column-width="1.5972in"/>
    </style:style>
    <style:style style:name="city.C" style:family="table-column">
      <style:table-column-properties style:column-width="2.2486in"/>
    </style:style>
    <style:style style:name="city.D" style:family="table-column">
      <style:table-column-properties style:column-width="1.6201in"/>
    </style:style>
    <style:style style:name="city.1" style:family="table-row">
      <style:table-row-properties style:min-row-height="0.2868in"/>
    </style:style>
    <style:style style:name="city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ity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city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city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20e119" officeooo:paragraph-rsid="0020e119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20e119" officeooo:paragraph-rsid="0020e119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20e119" officeooo:paragraph-rsid="00248ae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style:font-name="Times New Roman" fo:font-size="14pt" style:text-underline-style="none" officeooo:rsid="001f3a83" officeooo:paragraph-rsid="001f3a83" style:font-size-asian="14pt" style:font-size-complex="14pt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Times New Roman" fo:font-size="14pt" fo:font-style="normal" style:text-underline-style="none" fo:font-weight="normal" officeooo:rsid="001f3a83" officeooo:paragraph-rsid="001f3a83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style:font-name="Times New Roman" fo:font-size="14pt" fo:font-style="normal" style:text-underline-style="none" fo:font-weight="normal" officeooo:rsid="001f3a83" officeooo:paragraph-rsid="001f3a83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Times New Roman" fo:font-size="14pt" fo:font-style="normal" style:text-underline-style="none" fo:font-weight="normal" officeooo:rsid="001f3a83" officeooo:paragraph-rsid="001f3a83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 style:list-style-name="L2">
      <style:text-properties style:font-name="Times New Roman" fo:font-size="14pt" fo:font-style="normal" style:text-underline-style="none" fo:font-weight="normal" officeooo:rsid="001f3a83" officeooo:paragraph-rsid="0020e119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2">
      <style:text-properties style:font-name="Times New Roman" fo:font-size="14pt" fo:font-style="normal" style:text-underline-style="none" fo:font-weight="normal" officeooo:rsid="001f3a83" officeooo:paragraph-rsid="001f3a83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 style:list-style-name="L2">
      <style:text-properties style:font-name="Times New Roman" fo:font-size="14pt" fo:font-style="normal" style:text-underline-style="none" fo:font-weight="normal" officeooo:rsid="0020e119" officeooo:paragraph-rsid="0020e119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style:font-name="Times New Roman" fo:font-size="14pt" fo:font-style="normal" style:text-underline-style="none" fo:font-weight="normal" officeooo:rsid="0020e119" officeooo:paragraph-rsid="0020e119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style:font-name="Times New Roman" fo:font-size="14pt" fo:font-style="normal" style:text-underline-style="none" fo:font-weight="normal" officeooo:rsid="0020e119" officeooo:paragraph-rsid="002558c2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Times New Roman" fo:font-size="14pt" fo:font-style="normal" style:text-underline-style="none" fo:font-weight="normal" officeooo:rsid="0020e119" officeooo:paragraph-rsid="0020e119" style:font-name-asian="Noto Sans" style:font-size-asian="14pt" style:font-style-asian="normal" style:font-weight-asian="normal" style:font-name-complex="Noto Sans Devanagari1" style:font-size-complex="14pt" style:font-style-complex="normal" style:font-weight-complex="normal"/>
    </style:style>
    <style:style style:name="P14" style:family="paragraph" style:parent-style-name="Standard">
      <style:text-properties style:font-name="Times New Roman" fo:font-size="14pt" fo:font-style="normal" style:text-underline-style="none" fo:font-weight="normal" officeooo:rsid="0020e119" officeooo:paragraph-rsid="0020e119" style:font-name-asian="Noto Sans" style:font-size-asian="14pt" style:font-style-asian="normal" style:font-weight-asian="normal" style:font-name-complex="Noto Sans Devanagari1" style:font-size-complex="14pt" style:font-style-complex="normal" style:font-weight-complex="normal"/>
    </style:style>
    <style:style style:name="P15" style:family="paragraph" style:parent-style-name="Standard" style:list-style-name="L1">
      <style:text-properties style:font-name="Times New Roman" fo:font-size="14pt" fo:font-style="normal" style:text-underline-style="none" fo:font-weight="bold" officeooo:rsid="001f3a83" officeooo:paragraph-rsid="001f3a83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 style:list-style-name="L1">
      <style:text-properties style:font-name="Times New Roman" fo:font-size="14pt" fo:font-style="normal" style:text-underline-style="solid" style:text-underline-width="auto" style:text-underline-color="font-color" fo:font-weight="normal" officeooo:rsid="001f3a83" officeooo:paragraph-rsid="001f3a83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1">
      <style:text-properties style:font-name="Times New Roman" fo:font-size="14pt" fo:font-style="italic" style:text-underline-style="none" fo:font-weight="normal" officeooo:rsid="001f3a83" officeooo:paragraph-rsid="001f3a83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name-asian="Noto Sans" style:font-style-asian="italic" style:font-name-complex="Noto Sans Devanagari1" style:font-style-complex="italic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0e119"/>
    </style:style>
    <style:style style:name="T7" style:family="text">
      <style:text-properties officeooo:rsid="00248aea"/>
    </style:style>
    <style:style style:name="T8" style:family="text">
      <style:text-properties style:font-name-asian="Nimbus Roman" style:font-name-complex="Nimbus Roman"/>
    </style:style>
    <style:style style:name="T9" style:family="text">
      <style:text-properties style:font-name-asian="Noto Sans" style:font-name-complex="Noto Sans Devanagari1"/>
    </style:style>
    <style:style style:name="T10" style:family="text">
      <style:text-properties style:text-underline-style="solid" style:text-underline-width="auto" style:text-underline-color="font-color" style:font-name-asian="Noto Sans" style:font-name-complex="Noto Sans Devanagari1"/>
    </style:style>
    <style:style style:name="fr1" style:family="graphic" style:parent-style-name="OLE">
      <style:graphic-properties style:run-through="foreground" style:wrap="dynamic" style:number-wrapped-paragraphs="no-limit" style:wrap-contour="false" style:vertical-pos="top" style:vertical-rel="paragraph" style:horizontal-pos="center" style:horizontal-rel="paragraph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Я, <text:span text:style-name="T1">Скирдин Никита Сергеевич, </text:span><text:span text:style-name="T2">студент группы </text:span><text:span text:style-name="T3">ИМБО-01-22 </text:span><text:span text:style-name="T5">умею пользоваться офисными пакетами.</text:span></text:p>
      <text:p text:style-name="P5"><text:tab/>Создавать маркированные:</text:p>
      <text:list text:style-name="L1">
        <text:list-item>
          <text:list>
            <text:list-item>
              <text:p text:style-name="P17">02;</text:p>
            </text:list-item>
            <text:list-item>
              <text:p text:style-name="P15">05;</text:p>
            </text:list-item>
            <text:list-item>
              <text:p text:style-name="P16">2004.</text:p>
            </text:list-item>
          </text:list>
        </text:list-item>
      </text:list>
      <text:p text:style-name="P6"/>
      <text:p text:style-name="P7">И нумерованные списки:</text:p>
      <text:list text:style-name="L2">
        <text:list-item>
          <text:list>
            <text:list-item>
              <text:p text:style-name="P10">Джордж Оруэлл - 1984.</text:p>
            </text:list-item>
            <text:list-item>
              <text:p text:style-name="P8"><text:span text:style-name="T6">April Rain - My Silent Angel</text:span>.</text:p>
            </text:list-item>
            <text:list-item>
              <text:p text:style-name="P9"><text:span text:style-name="T6">Матрица</text:span>.</text:p>
            </text:list-item>
          </text:list>
        </text:list-item>
      </text:list>
      <text:p text:style-name="P6"/>
      <text:p text:style-name="P11">Умею вставлять символы: <text:span text:style-name="T8">∏ ∑ ⊕ • ⇒ </text:span><text:span text:style-name="T9">˚. И формулы: </text:span><text:span text:style-name="T9"><draw:frame draw:style-name="fr2" draw:name="Object1" text:anchor-type="as-char" svg:y="-0.1138in" svg:width="0.5402in" svg:height="0.1665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3">И таблицы:</text:p>
      <text:p text:style-name="P12"><text:span text:style-name="T9">Погода в городе </text:span><text:span text:style-name="T10">Санкт-Петербург</text:span><text:span text:style-name="T9"> </text:span><text:span text:style-name="T4">(любой город, начинающийся с буквы фамилии)</text:span></text:p>
      <table:table table:name="city" table:style-name="city" table:template-name="Default Style">
        <table:table-column table:style-name="city.A"/>
        <table:table-column table:style-name="city.B"/>
        <table:table-column table:style-name="city.C"/>
        <table:table-column table:style-name="city.D"/>
        <table:table-header-rows>
          <table:table-row table:style-name="city.1">
            <table:table-cell table:style-name="city.A1" office:value-type="string">
              <text:p text:style-name="P1">№</text:p>
            </table:table-cell>
            <table:table-cell table:style-name="city.A1" office:value-type="string">
              <text:p text:style-name="P1">Дата</text:p>
            </table:table-cell>
            <table:table-cell table:style-name="city.A1" office:value-type="string">
              <text:p text:style-name="P1">Температура</text:p>
            </table:table-cell>
            <table:table-cell table:style-name="city.D1" office:value-type="string">
              <text:p text:style-name="P1">Влажность</text:p>
            </table:table-cell>
          </table:table-row>
        </table:table-header-rows>
        <table:table-row>
          <table:table-cell table:style-name="city.A2" office:value-type="string">
            <text:p text:style-name="P2">1</text:p>
          </table:table-cell>
          <table:table-cell table:style-name="city.A2" office:value-type="string">
            <text:p text:style-name="P2">01.09.22</text:p>
          </table:table-cell>
          <table:table-cell table:style-name="city.A2" office:value-type="string">
            <text:p text:style-name="P2"><text:span text:style-name="T7">+</text:span>8<text:span text:style-name="T7">˚</text:span></text:p>
          </table:table-cell>
          <table:table-cell table:style-name="city.D2" office:value-type="string">
            <text:p text:style-name="P2">90%</text:p>
          </table:table-cell>
        </table:table-row>
        <table:table-row>
          <table:table-cell table:style-name="city.A2" office:value-type="string">
            <text:p text:style-name="P2">2</text:p>
          </table:table-cell>
          <table:table-cell table:style-name="city.A2" office:value-type="string">
            <text:p text:style-name="P2">02.09.22</text:p>
          </table:table-cell>
          <table:table-cell table:style-name="city.A2" office:value-type="string">
            <text:p text:style-name="P3"><text:span text:style-name="T7">+</text:span>9<text:span text:style-name="T7">˚</text:span></text:p>
          </table:table-cell>
          <table:table-cell table:style-name="city.D2" office:value-type="string">
            <text:p text:style-name="P2">73%</text:p>
          </table:table-cell>
        </table:table-row>
        <table:table-row>
          <table:table-cell table:style-name="city.A2" office:value-type="string">
            <text:p text:style-name="P2">3</text:p>
          </table:table-cell>
          <table:table-cell table:style-name="city.A2" office:value-type="string">
            <text:p text:style-name="P2">03.09.22</text:p>
          </table:table-cell>
          <table:table-cell table:style-name="city.A2" office:value-type="string">
            <text:p text:style-name="P3"><text:span text:style-name="T7">+</text:span>8<text:span text:style-name="T7">˚</text:span></text:p>
          </table:table-cell>
          <table:table-cell table:style-name="city.D2" office:value-type="string">
            <text:p text:style-name="P2">79%</text:p>
          </table:table-cell>
        </table:table-row>
        <table:table-row>
          <table:table-cell table:style-name="city.A2" office:value-type="string">
            <text:p text:style-name="P2">4</text:p>
          </table:table-cell>
          <table:table-cell table:style-name="city.A2" office:value-type="string">
            <text:p text:style-name="P2">04.09.22</text:p>
          </table:table-cell>
          <table:table-cell table:style-name="city.A2" office:value-type="string">
            <text:p text:style-name="P3"><text:span text:style-name="T7">+</text:span>7<text:span text:style-name="T7">˚</text:span></text:p>
          </table:table-cell>
          <table:table-cell table:style-name="city.D2" office:value-type="string">
            <text:p text:style-name="P2">80%</text:p>
          </table:table-cell>
        </table:table-row>
        <table:table-row>
          <table:table-cell table:style-name="city.A2" office:value-type="string">
            <text:p text:style-name="P2">5</text:p>
          </table:table-cell>
          <table:table-cell table:style-name="city.A2" office:value-type="string">
            <text:p text:style-name="P2">05.09.22</text:p>
          </table:table-cell>
          <table:table-cell table:style-name="city.A2" office:value-type="string">
            <text:p text:style-name="P3"><text:span text:style-name="T7">+</text:span>9<text:span text:style-name="T7">˚</text:span></text:p>
          </table:table-cell>
          <table:table-cell table:style-name="city.D2" office:value-type="string">
            <text:p text:style-name="P2">78%</text:p>
          </table:table-cell>
        </table:table-row>
        <table:table-row>
          <table:table-cell table:style-name="city.A2" office:value-type="string">
            <text:p text:style-name="P2">6</text:p>
          </table:table-cell>
          <table:table-cell table:style-name="city.A2" office:value-type="string">
            <text:p text:style-name="P2">06.09.22</text:p>
          </table:table-cell>
          <table:table-cell table:style-name="city.A2" office:value-type="string">
            <text:p text:style-name="P3"><text:span text:style-name="T7">+</text:span>11<text:span text:style-name="T7">˚</text:span></text:p>
          </table:table-cell>
          <table:table-cell table:style-name="city.D2" office:value-type="string">
            <text:p text:style-name="P2">73%</text:p>
          </table:table-cell>
        </table:table-row>
        <table:table-row>
          <table:table-cell table:style-name="city.A2" office:value-type="string">
            <text:p text:style-name="P2">7</text:p>
          </table:table-cell>
          <table:table-cell table:style-name="city.A2" office:value-type="string">
            <text:p text:style-name="P2">07.09.22</text:p>
          </table:table-cell>
          <table:table-cell table:style-name="city.A2" office:value-type="string">
            <text:p text:style-name="P3"><text:span text:style-name="T7">+</text:span>10<text:span text:style-name="T7">˚</text:span></text:p>
          </table:table-cell>
          <table:table-cell table:style-name="city.D2" office:value-type="string">
            <text:p text:style-name="P2">82%</text:p>
          </table:table-cell>
        </table:table-row>
      </table:table>
      <text:p text:style-name="P13">И строить графики (юноши – температуры, девушки – влажности).</text:p>
      <text:p text:style-name="P14"/>
      <text:p text:style-name="P14"><draw:frame draw:style-name="fr1" draw:name="Object2" text:anchor-type="char" svg:width="5.2457in" svg:height="2.952in" draw:z-index="1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Roman" svg:font-family="'Nimbus Roman'" style:font-pitch="fixed"/>
    <style:font-face style:name="Nimbus Roman1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1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1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08:35:05.959395108</meta:creation-date>
    <dc:date>2022-09-10T13:32:19.533435131</dc:date>
    <meta:editing-duration>PT5H8M43S</meta:editing-duration>
    <meta:editing-cycles>10</meta:editing-cycles>
    <meta:generator>LibreOffice/7.4.0.3$Linux_X86_64 LibreOffice_project/40$Build-3</meta:generator>
    <meta:document-statistic meta:table-count="1" meta:image-count="0" meta:object-count="2" meta:page-count="1" meta:paragraph-count="45" meta:word-count="98" meta:character-count="543" meta:non-whitespace-character-count="491"/>
  </office:meta>
</office:document-meta>
</file>

<file path=Object 1/content.xml><?xml version="1.0" encoding="utf-8"?>
<math xmlns="http://www.w3.org/1998/Math/MathML" display="block">
  <semantics>
    <mrow>
      <mrow>
        <mover accent="true">
          <mi>x</mi>
          <mo stretchy="false">¯</mo>
        </mover>
        <mo stretchy="false">∨</mo>
        <mn>1</mn>
      </mrow>
      <mo stretchy="false">=</mo>
      <mn>1</mn>
    </mrow>
    <annotation encoding="StarMath 5.0">bar x or 1 = 1 </annotation>
  </semantics>
</math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0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324cm" svg:height="7.498cm" xlink:href="." xlink:type="simple" chart:class="chart:line" chart:style-name="ch1">
        <chart:title svg:x="5.553cm" svg:y="0.284cm" chart:style-name="ch2">
          <text:p>Температура</text:p>
        </chart:title>
        <chart:plot-area chart:style-name="ch3" chart:data-source-has-labels="both" svg:x="0.266cm" svg:y="0.99cm" svg:width="12.792cm" svg:height="6.359cm">
          <chart:coordinate-region svg:x="0.928cm" svg:y="1.164cm" svg:width="11.467cm" svg:height="5.591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01.09.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02.09.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3.09.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04.09.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5.09.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6.09.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7.09.22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